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_5f_code">
      <style:text-properties officeooo:paragraph-rsid="0008f0c9"/>
    </style:style>
    <style:style style:name="P3" style:family="paragraph" style:parent-style-name="Heading_20_2">
      <style:paragraph-properties fo:margin-left="0in" fo:margin-right="0in" fo:text-indent="0in" style:auto-text-indent="true"/>
    </style:style>
    <style:style style:name="P4" style:family="paragraph" style:parent-style-name="Heading_20_3">
      <style:paragraph-properties fo:margin-left="0in" fo:margin-right="0in" fo:text-indent="0in" style:auto-text-indent="true"/>
    </style:style>
    <style:style style:name="P5" style:family="paragraph" style:parent-style-name="Heading_20_1">
      <style:paragraph-properties fo:margin-left="0in" fo:margin-right="0in" fo:text-indent="0in" style:auto-text-indent="true" fo:break-before="page"/>
    </style:style>
    <style:style style:name="P6" style:family="paragraph" style:parent-style-name="Preformatted_20_Text" style:list-style-name="L1">
      <style:text-properties style:font-name="DejaVu Sans1" fo:font-size="11pt" style:font-size-asian="11pt" style:font-size-complex="11pt"/>
    </style:style>
    <style:style style:name="P7" style:family="paragraph" style:parent-style-name="Preformatted_20_Text" style:list-style-name="L2">
      <style:text-properties style:font-name="DejaVu Sans1" fo:font-size="11pt" style:font-size-asian="11pt" style:font-size-complex="11pt"/>
    </style:style>
    <style:style style:name="P8" style:family="paragraph" style:parent-style-name="Preformatted_20_Text" style:list-style-name="L3">
      <style:text-properties style:font-name="DejaVu Sans1" fo:font-size="11pt" style:font-size-asian="11pt" style:font-size-complex="11pt"/>
    </style:style>
    <style:style style:name="P9" style:family="paragraph" style:parent-style-name="Preformatted_20_Text" style:list-style-name="L4">
      <style:text-properties style:font-name="DejaVu Sans1" fo:font-size="11pt" style:font-size-asian="11pt" style:font-size-complex="11pt"/>
    </style:style>
    <style:style style:name="T1" style:family="text">
      <style:text-properties officeooo:rsid="00060d9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8543in" fo:text-indent="-0.25in" fo:margin-left="0.85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43in" fo:text-indent="-0.25in" fo:margin-left="1.10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43in" fo:text-indent="-0.25in" fo:margin-left="1.60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43in" fo:text-indent="-0.25in" fo:margin-left="2.10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43in" fo:text-indent="-0.25in" fo:margin-left="2.60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43in" fo:text-indent="-0.25in" fo:margin-left="2.85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43in" fo:text-indent="-0.25in" fo:margin-left="3.104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Chapter 3 Converting Numeric Data Types </text:h>
      <text:p text:style-name="P1"/>
      <text:p text:style-name="P1">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functions. </text:p>
      <text:p text:style-name="P1"/>
      <text:h text:style-name="P3" text:outline-level="2">Implicit Data Conversion </text:h>
      <text:p text:style-name="P1"/>
      <text:p text:style-name="P1">Implicit data conversion occurs either through an assignment statement, or as theresult of a calculation. Where implicit data conversion can cause a problem is in the lossof precision that can result when converting a large data type to a smaller data type.</text:p>
      <text:p text:style-name="P1">While implicit data conversion eases the programming process somewhat, you want tomake sure that the results you are getting are what you expect. You should always checkthe result of an implicit conversion to make sure the range of values being converted is inthe expected range. </text:p>
      <text:p text:style-name="P1"/>
      <text:p text:style-name="P1">The following short program illustrates the conversion that takes place during anassignment statement. </text:p>
      <text:p text:style-name="P1"/>
      <text:p text:style-name="P1"/>
      <text:list xml:id="list2946966219" text:style-name="L1">
        <text:list-item>
          <text:p text:style-name="P6">Dim As Double myDbl </text:p>
        </text:list-item>
        <text:list-item>
          <text:p text:style-name="P6">Dim As Integer myInt </text:p>
        </text:list-item>
        <text:list-item>
          <text:p text:style-name="P6">'Set myDbl to a float value </text:p>
        </text:list-item>
        <text:list-item>
          <text:p text:style-name="P6">myDbl = 5.56 </text:p>
        </text:list-item>
        <text:list-item>
          <text:p text:style-name="P6">'Assign myInt the float, will be converted to int </text:p>
        </text:list-item>
        <text:list-item>
          <text:p text:style-name="P6">myInt = myDbl </text:p>
        </text:list-item>
        <text:list-item>
          <text:p text:style-name="P6">Print "myInt ="; myInt </text:p>
        </text:list-item>
        <text:list-item>
          <text:p text:style-name="P6">Sleep </text:p>
        </text:list-item>
        <text:list-item>
          <text:p text:style-name="P6">End </text:p>
        </text:list-item>
      </text:list>
      <text:p text:style-name="P1"/>
      <text:p text:style-name="P1"/>
      <text:p text:style-name="P1"/>
      <text:p text:style-name="P1">Listing 3.1: assignconv.bas </text:p>
      <text:p text:style-name="P1"/>
      <text:p text:style-name="P1"><text:tab/>Analysis: In lines 1 and 2 two variable are being declared, myDbl, a double-typevaribale and myInt, an integer-type variable. Line 3 is a comment which, as you can see,</text:p>
      <text:p text:style-name="P1">starts with the ' (single quote) character. In line 4 the double-type variable is beinginitialized to the floating-point value 5.56. In line 6 the double is being assigned to aninteger variable, invoking the implicit conversion. In line 7 the Print displays the result onthe console window. In line 8 the program waits for a key press with the Sleep statementand in line 9 the End statement is used to end the program. </text:p>
      <text:p text:style-name="P1"/>
      <text:p text:style-name="P1">Running the program will result in the following output. </text:p>
      <text:p text:style-name="P1"/>
      <text:p text:style-name="P1"><text:soft-page-break/>myInt = 6 </text:p>
      <text:p text:style-name="P1"/>
      <text:p text:style-name="P1"/>
      <text:p text:style-name="P1">Output 3.1: assignconv.bas </text:p>
      <text:p text:style-name="P1"/>
      <text:p text:style-name="P1"/>
      <text:p text:style-name="P1">In the program, the value of myDbl which is a double-type variable, was set to</text:p>
      <text:p text:style-name="P1"/>
      <text:p text:style-name="P1">5.56. When myInt was assigned this float value, the compiler converted the value to aninteger, and then rounded it up to 6. Maybe you were just looking for the whole numberportion of 5? In this case, your result would be incorrect, although you may not know untillater in the program. This type of subtle bug is another one of those problems that arehard to track down and fix. </text:p>
      <text:p text:style-name="P1">Caution Even if the compiler is producing the correct result, there is no guaranteethat future versions of the compiler will. It may be necessary to change the behavior ofthe compiler to add features or fix a bug, and you may find yourself with a program thatsuddenly quits working. </text:p>
      <text:p text:style-name="P1"/>
      <text:p text:style-name="P1">The next little program illustrates the implicit conversion that takes place during acalculation. In this example, the two integer operands are converted to double-typesduring the division calculation. </text:p>
      <text:p text:style-name="P1"/>
      <text:p text:style-name="P1"/>
      <text:list xml:id="list3105869600" text:style-name="L2">
        <text:list-item>
          <text:p text:style-name="P7">Dim As Double myDbl </text:p>
        </text:list-item>
        <text:list-item>
          <text:p text:style-name="P7">Dim As Integer myInt1, myInt2 </text:p>
        </text:list-item>
        <text:list-item>
          <text:p text:style-name="P7">'Assign values to myInt1, myInt2 </text:p>
        </text:list-item>
        <text:list-item>
          <text:p text:style-name="P7">myInt1 = 5 </text:p>
        </text:list-item>
        <text:list-item>
          <text:p text:style-name="P7">myInt2 = 3 </text:p>
        </text:list-item>
        <text:list-item>
          <text:p text:style-name="P7">myDbl = myInt1 / myInt2 </text:p>
        </text:list-item>
        <text:list-item>
          <text:p text:style-name="P7">Print "myDbl ="; myDbl </text:p>
        </text:list-item>
        <text:list-item>
          <text:p text:style-name="P7">Sleep </text:p>
        </text:list-item>
        <text:list-item>
          <text:p text:style-name="P7">End </text:p>
        </text:list-item>
      </text:list>
      <text:p text:style-name="P1"/>
      <text:p text:style-name="P1"/>
      <text:p text:style-name="P1"/>
      <text:p text:style-name="P1">Listing 3.2: calcconv.bas </text:p>
      <text:p text:style-name="P1"/>
      <text:p text:style-name="P1"><text:tab/>Analysis: Line 1 and 2 in the program are the alternate Dim statement formats. Youcan use this format to declare multiple variables of the same type. In line 4 and 5, thevariables are initialized. In line 6 the / character is the division operator. The result of thedivision operation will be implicitly converted to a double-type in the assignmentstatement. Line 7 prints the newly converted value to the screen and in lines 8 and 9, theprogram will wait for a key press and then end. </text:p>
      <text:p text:style-name="P1"/>
      <text:p text:style-name="P1">Running the program produces the following output. </text:p>
      <text:p text:style-name="P1"/>
      <text:p text:style-name="P1">myDbl = 1.66666666666667 </text:p>
      <text:p text:style-name="P1"/>
      <text:p text:style-name="P1"/>
      <text:p text:style-name="P1">Output 3.2: calconv.bas </text:p>
      <text:p text:style-name="P1"><text:soft-page-break/></text:p>
      <text:p text:style-name="P1">The result is as expected since the double-type has a greater precision than theinteger-type. However, consider this program and its output, which demonstrates theimplicit rounding during calculations. </text:p>
      <text:p text:style-name="P1"/>
      <text:p text:style-name="P1"/>
      <text:list xml:id="list2115502241" text:style-name="L3">
        <text:list-item>
          <text:p text:style-name="P8">Dim As Double myDbl1, myDbl2 </text:p>
        </text:list-item>
        <text:list-item>
          <text:p text:style-name="P8">Dim As Integer myInt </text:p>
        </text:list-item>
        <text:list-item>
          <text:p text:style-name="P8">'Assign values to myInt1, myInt2 </text:p>
        </text:list-item>
        <text:list-item>
          <text:p text:style-name="P8">myDbl1 = 5.6 </text:p>
        </text:list-item>
        <text:list-item>
          <text:p text:style-name="P8">myDbl2 = 3.1 </text:p>
        </text:list-item>
        <text:list-item>
          <text:p text:style-name="P8">myInt = myDbl1 / myDbl2 </text:p>
        </text:list-item>
        <text:list-item>
          <text:p text:style-name="P8">Print "myInt ="; myInt </text:p>
        </text:list-item>
        <text:list-item>
          <text:p text:style-name="P8">Sleep </text:p>
        </text:list-item>
        <text:list-item>
          <text:p text:style-name="P8">End </text:p>
        </text:list-item>
      </text:list>
      <text:p text:style-name="P1"/>
      <text:p text:style-name="P1"/>
      <text:p text:style-name="P1">Listing 3.3: calcconv2.bas </text:p>
      <text:p text:style-name="P1"/>
      <text:p text:style-name="P1"><text:tab/>Analysis: This program is similar to the program in Listing 4.2 except theconversion process is from two double-type variables to an integer. Lines 1 and 2 declarethe working variables. Lines 4 and 5 set the values of the two double-type variables. Inline 6 the double-type division result is implicitly converted to an integer, resulting inprecision loss. Line 7 prints the result to the console window and lines 8 and 9 wait for akey press and end the program. </text:p>
      <text:p text:style-name="P1"/>
      <text:p text:style-name="P1">The output of the program: </text:p>
      <text:p text:style-name="P1"/>
      <text:p text:style-name="P1">myInt = 2 </text:p>
      <text:p text:style-name="P1"/>
      <text:p text:style-name="P1"/>
      <text:p text:style-name="P1">Output 3.3: calconv2.bas </text:p>
      <text:p text:style-name="P1"/>
      <text:p text:style-name="P1">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1"/>
      <text:h text:style-name="P3" text:outline-level="2">Explicit Data Conversion </text:h>
      <text:p text:style-name="P1"/>
      <text:p text:style-name="P1">There is an alternative to implicit data conversion, explicit data conversion whereyou use one of FreeBasic’s built-in conversion functions. Since these functions aredesigned for conversion, they return consistent results and are unlikely to change even ifthe implicit rules of the compiler change. Even though it is more work, it is always saferto explicitly convert data to the needed data type before carrying out operations on thatdata. </text:p>
      <text:p text:style-name="P1"/>
      <text:h text:style-name="P4" text:outline-level="3"><text:soft-page-break/>Numeric Data Conversion Functions </text:h>
      <text:p text:style-name="P1"/>
      <text:p text:style-name="P1">Table 4.1 lists all the conversion functions. Keep in mind that these functions donot check for overflow, so be sure that the value passed to these functions is in theexpected range. </text:p>
      <text:p text:style-name="P1"/>
      <text:p text:style-name="P1"/>
      <text:p text:style-name="P1">Function Syntax Purpose Comment </text:p>
      <text:p text:style-name="P1">Cast B = Cast(datatype,</text:p>
      <text:p text:style-name="P1">expression) </text:p>
      <text:p text:style-name="P1">Convert </text:p>
      <text:p text:style-name="P1">expression todata-type listed. </text:p>
      <text:p text:style-name="P1">Datatype is any of theavailable FreeBasic data-</text:p>
      <text:p text:style-name="P1">types. Expression is anumeric value, variable or </text:p>
      <text:p text:style-name="P1">expression. </text:p>
      <text:p text:style-name="P1">CByte B = </text:p>
      <text:p text:style-name="P1">CByte(expression) </text:p>
      <text:p text:style-name="P1">Convert </text:p>
      <text:p text:style-name="P1">expression tobyte. </text:p>
      <text:p text:style-name="P1">Expression must be in therange –128 to 127. </text:p>
      <text:p text:style-name="P1">CDbl B = CDbl(expression) Convert </text:p>
      <text:p text:style-name="P1">expression todouble. </text:p>
      <text:p text:style-name="P1">Expression must be in therange of -2.2E-308 to+1.7E+308. </text:p>
      <text:p text:style-name="P1">Cint B = Cint(expression) Convert </text:p>
      <text:p text:style-name="P1">expression tointeger. </text:p>
      <text:p text:style-name="P1">Expression must be in therange of –2,147,483,648 to2,147,483,647. </text:p>
      <text:p text:style-name="P1">CLng B = CLng(expression) Convert </text:p>
      <text:p text:style-name="P1">expression tolong. Long is analias for integer. </text:p>
      <text:p text:style-name="P1">Expression must be in therange of –2,147,483,648 to2,147,483,647. </text:p>
      <text:p text:style-name="P1">ClngInt B = </text:p>
      <text:p text:style-name="P1">ClngInt(expression) </text:p>
      <text:p text:style-name="P1">Convert </text:p>
      <text:p text:style-name="P1">expression tolong int. </text:p>
      <text:p text:style-name="P1">Expression must be in therange of –</text:p>
      <text:p text:style-name="P1">9,223,372,036,854,775,808 </text:p>
      <text:p text:style-name="P1">to </text:p>
      <text:p text:style-name="P1">9,223,372,036,854,775,807 </text:p>
      <text:p text:style-name="P1">CShort B = </text:p>
      <text:p text:style-name="P1">CShort(expression) </text:p>
      <text:p text:style-name="P1">Convert </text:p>
      <text:p text:style-name="P1">expression toshort. </text:p>
      <text:p text:style-name="P1">Expression must be in therange of -32768 to 32767. </text:p>
      <text:p text:style-name="P1">CUByte B = </text:p>
      <text:p text:style-name="P1">CUByte(expression) </text:p>
      <text:p text:style-name="P1">Convert </text:p>
      <text:p text:style-name="P1">expression tounsigned byte. </text:p>
      <text:p text:style-name="P1">Expression must be in therange of 0 to 255. </text:p>
      <text:p text:style-name="P1">CUInt B = CUInt(expression) Convert </text:p>
      <text:p text:style-name="P1">expression tounsigned integer. </text:p>
      <text:p text:style-name="P1"><text:soft-page-break/>Expression must be in therange of 0 to 4,294,967,296. </text:p>
      <text:p text:style-name="P1">CULngInt B = </text:p>
      <text:p text:style-name="P1">CULngInt(expression) </text:p>
      <text:p text:style-name="P1">Convert </text:p>
      <text:p text:style-name="P1">expression tolong unsignedinteger. </text:p>
      <text:p text:style-name="P1">Expression must be in therange of 0 to18,446,744,073,709,551,615 </text:p>
      <text:p text:style-name="P1">. </text:p>
      <text:p text:style-name="P1">CUShort B = </text:p>
      <text:p text:style-name="P1">CUShort(expression) </text:p>
      <text:p text:style-name="P1">Convert </text:p>
      <text:p text:style-name="P1">expression tounsigned short. </text:p>
      <text:p text:style-name="P1">Expression must be in therange of 0 to 65535. </text:p>
      <text:p text:style-name="P1">CSng B = SCng(expression) Convert </text:p>
      <text:p text:style-name="P1">expression tosingle. </text:p>
      <text:p text:style-name="P1">Expression must be in therange of 1.1 E-38 to 3.43E+38. </text:p>
      <text:p text:style-name="P1"/>
      <text:p text:style-name="P1">Table 3.1: FreeBasic Conversion Functions </text:p>
      <text:p text:style-name="P1"/>
      <text:p text:style-name="P1"/>
      <text:p text:style-name="P1">When examining conversion functions it is important to understand how thefunction rounds with both negative and positive numbers. The FreeBasic conversionfunctions round numbers up, making positive number more positive and negativenumbers more negative. The following program illustrates the rounding with Cast andCint, as well as demonstrating that the conversion functions will work with expressions aswell as numbers. </text:p>
      <text:p text:style-name="P1"/>
      <text:list xml:id="list3822312821" text:style-name="L4">
        <text:list-item>
          <text:p text:style-name="P9"><text:s/>Dim as Double myDouble1, myDouble2, myDouble3 </text:p>
        </text:list-item>
        <text:list-item>
          <text:p text:style-name="P9"><text:s/>Dim as Integer myInt </text:p>
        </text:list-item>
        <text:list-item>
          <text:p text:style-name="P9"><text:s/></text:p>
        </text:list-item>
        <text:list-item>
          <text:p text:style-name="P9">'Set variable ranges </text:p>
        </text:list-item>
        <text:list-item>
          <text:p text:style-name="P9">myDouble1 = 143.5 </text:p>
        </text:list-item>
        <text:list-item>
          <text:p text:style-name="P9">myDouble3 = 143.4 </text:p>
        </text:list-item>
        <text:list-item>
          <text:p text:style-name="P9">myDouble2 = 143.5 </text:p>
        </text:list-item>
        <text:list-item>
          <text:p text:style-name="P9">myInt = 12 </text:p>
        </text:list-item>
        <text:list-item>
          <text:p text:style-name="P9"/>
        </text:list-item>
        <text:list-item>
          <text:p text:style-name="P9">'Show cast in action </text:p>
        </text:list-item>
        <text:list-item>
          <text:p text:style-name="P9">Print "** Cast **" </text:p>
        </text:list-item>
        <text:list-item>
          <text:p text:style-name="P9">Print "Double1 ";myDouble1;" cast to integer ";Cast(Integer, myDouble1) </text:p>
        </text:list-item>
        <text:list-item>
          <text:p text:style-name="P9">Print "Double2 ";myDouble2;" cast to integer ";Cast(Integer, myDouble2) </text:p>
        </text:list-item>
        <text:list-item>
          <text:p text:style-name="P9">Print "Double3 ";myDouble3;" cast to integer ";Cast(Integer, myDouble3) </text:p>
        </text:list-item>
        <text:list-item>
          <text:p text:style-name="P9">Print "Expression ";myDouble1;" + ";myInt;" cast to double "; </text:p>
        </text:list-item>
        <text:list-item>
          <text:p text:style-name="P9">Print Cast(Double, myDouble1 + myInt) </text:p>
        </text:list-item>
        <text:list-item>
          <text:p text:style-name="P9">Print </text:p>
        </text:list-item>
        <text:list-item>
          <text:p text:style-name="P9"><text:s/></text:p>
        </text:list-item>
        <text:list-item>
          <text:p text:style-name="P9">‘Show cint in action </text:p>
        </text:list-item>
        <text:list-item>
          <text:p text:style-name="P9">Print "** CInt **" </text:p>
        </text:list-item>
        <text:list-item>
          <text:p text:style-name="P9"><text:span text:style-name="T1">P</text:span>rint "Double1 ";myDouble1;" cint to integer ";CInt(myDouble1) </text:p>
        </text:list-item>
        <text:list-item>
          <text:p text:style-name="P9">Print "Double2 ";myDouble2;" cast to integer ";CInt(myDouble2) </text:p>
        </text:list-item>
        <text:list-item>
          <text:p text:style-name="P9">Print "Double3 ";myDouble3;" cast to integer ";CInt(myDouble3) </text:p>
        </text:list-item>
        <text:list-item>
          <text:p text:style-name="P9">Print "Expression ";myDouble1;" + ";myInt;" cast to integer ";CInt(myDouble1 + <text:soft-page-break/>myInt) </text:p>
        </text:list-item>
      </text:list>
      <text:p text:style-name="P1">26Print "Expression ";myDouble2;" + ";myInt;" cast to integer ";CInt(myDouble2 + myInt) </text:p>
      <text:p text:style-name="P1">27Print </text:p>
      <text:p text:style-name="P1">28 </text:p>
      <text:p text:style-name="P1">29Sleep </text:p>
      <text:p text:style-name="P1">30 End </text:p>
      <text:p text:style-name="P1">31 </text:p>
      <text:p text:style-name="P1">32 </text:p>
      <text:p text:style-name="P1"/>
      <text:p text:style-name="P1"/>
      <text:p text:style-name="P1">Listing 3.4: convert.bas </text:p>
      <text:p text:style-name="P1"/>
      <text:p text:style-name="P1"><text:tab/>Analysis: This program demonstrates the built-in FreeBasic conversion functions.</text:p>
      <text:p text:style-name="P1">Lines 1 and 2 declare the working variables using the alternate format of the Dim. Twotables of information are printed to the console in line 12 to 18 and lines 21 to 27. In lines13 to 16, the result of the Cast function is printed directly to the screen, as is the Cintfunction in lines 22 to 26. Normally the values would be saved in another variable to beused in the program. Line 16 ends with a semi-colon. This instructs the compiler not to </text:p>
      <text:p text:style-name="P1"/>
      <text:p text:style-name="P1"/>
      <text:p text:style-name="P1">print a carriage return after the print statement, so that when the value of Cast is printedin line 17, the value will appear on the same line as the data printed in line 16. Theprogram is closed in the usual way using Sleep and End. </text:p>
      <text:p text:style-name="P1"/>
      <text:p text:style-name="P1">Running the program will produce the output shown below. </text:p>
      <text:p text:style-name="P1"/>
      <text:p text:style-name="P1">** Cast ** </text:p>
      <text:p text:style-name="P1">Double1 143.5 cast to integer 144 </text:p>
      <text:p text:style-name="P1">Double2 143.5 </text:p>
      <text:p text:style-name="P1">cast to integer 144 </text:p>
      <text:p text:style-name="P1">Double3 143.4 cast to integer 143 </text:p>
      <text:p text:style-name="P1">Expression 143.5 + 12 cast to double 155.5 </text:p>
      <text:p text:style-name="P1"/>
      <text:p text:style-name="P1"/>
      <text:p text:style-name="P1">** CInt ** </text:p>
      <text:p text:style-name="P1">Double1 143.5 cint to integer 144 </text:p>
      <text:p text:style-name="P1">Double2 143.5 </text:p>
      <text:p text:style-name="P1">cast to integer 144 </text:p>
      <text:p text:style-name="P1">Double3 143.4 cast to integer 143 </text:p>
      <text:p text:style-name="P1">Expression 143.5 + 12 cast to integer 156 </text:p>
      <text:p text:style-name="P1">Expression 143.5 </text:p>
      <text:p text:style-name="P1">+ 12 cast to integer –132 </text:p>
      <text:p text:style-name="P1"/>
      <text:p text:style-name="P1"/>
      <text:p text:style-name="P1">Output 3.4: convert.bas </text:p>
      <text:p text:style-name="P1"/>
      <text:p text:style-name="P1">As you can see from the program, you can use both numbers and expressions inthe conversion functions. Keep in mind that if you pass an expression to a conversionfunction, the evaluated expression must not exceed the limit of the target data <text:soft-page-break/>type, oran overflow will occur. Looking at the output you can see that the rounding for middlevalues is up or greater in magnitude. 143.5 rounds up, making the resulting number morepositive and –143.5, more negative. </text:p>
      <text:p text:style-name="P1"/>
      <text:h text:style-name="P4" text:outline-level="3">Using Conversion Functions in Macros </text:h>
      <text:p text:style-name="P1"/>
      <text:p text:style-name="P1">One area where the conversion functions listed in Table 4.1 are useful is in the </text:p>
      <text:p text:style-name="P1">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1"/>
      <text:p text:style-name="P1">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ext:list xml:id="list417635413" text:style-name="Numbering_20_2">
        <text:list-item>
          <text:p text:style-name="_5f_code"/>
        </text:list-item>
        <text:list-item>
          <text:p text:style-name="_5f_code">'Macro created by v1ctor </text:p>
        </text:list-item>
        <text:list-item>
          <text:p text:style-name="_5f_code">#define MAKDWORD(x,y) (cint(x) shl 16 or cint(y)) </text:p>
        </text:list-item>
        <text:list-item>
          <text:p text:style-name="_5f_code"/>
        </text:list-item>
        <text:list-item>
          <text:p text:style-name="_5f_code"/>
        </text:list-item>
        <text:list-item>
          <text:p text:style-name="_5f_code">Dim myInt As Uinteger </text:p>
        </text:list-item>
        <text:list-item>
          <text:p text:style-name="_5f_code">Dim As Integer i, cnt </text:p>
        </text:list-item>
        <text:list-item>
          <text:p text:style-name="_5f_code"/>
        </text:list-item>
        <text:list-item>
          <text:p text:style-name="_5f_code"/>
        </text:list-item>
        <text:list-item>
          <text:p text:style-name="_5f_code">'Store row 5 column 5 in a single uinteger </text:p>
        </text:list-item>
        <text:list-item>
          <text:p text:style-name="_5f_code">myInt = MAKDWORD(5, 5) </text:p>
        </text:list-item>
        <text:list-item>
          <text:p text:style-name="_5f_code"/>
        </text:list-item>
        <text:list-item>
          <text:p text:style-name="_5f_code"/>
        </text:list-item>
        <text:list-item>
          <text:p text:style-name="_5f_code">'Set the width and height of the console window </text:p>
        </text:list-item>
        <text:list-item>
          <text:p text:style-name="_5f_code">Width 80, 25 </text:p>
        </text:list-item>
        <text:list-item>
          <text:p text:style-name="_5f_code">'Print column headers </text:p>
        </text:list-item>
        <text:list-item>
          <text:p text:style-name="_5f_code">cnt = 1 </text:p>
        </text:list-item>
        <text:list-item>
          <text:p text:style-name="_5f_code">For i = 1 To 80</text:p>
        </text:list-item>
        <text:list-item>
          <text:p text:style-name="_5f_code"/>
        </text:list-item>
        <text:list-item>
          <text:p text:style-name="_5f_code"/>
        </text:list-item>
        <text:list-item>
          <text:p text:style-name="_5f_code"><text:s/>'Print columns as 12345678901... </text:p>
        </text:list-item>
        <text:list-item>
          <text:p text:style-name="_5f_code">If cnt = 10 Then</text:p>
        </text:list-item>
        <text:list-item>
          <text:p text:style-name="_5f_code"/>
        </text:list-item>
        <text:list-item>
          <text:p text:style-name="_5f_code"/>
        </text:list-item>
        <text:list-item>
          <text:p text:style-name="_5f_code"><text:s/>cnt = 0 </text:p>
        </text:list-item>
        <text:list-item>
          <text:p text:style-name="_5f_code">End If </text:p>
        </text:list-item>
        <text:list-item>
          <text:p text:style-name="_5f_code">Locate 1, i </text:p>
        </text:list-item>
        <text:list-item>
          <text:p text:style-name="_5f_code">'Convert to string so we don't get leading space </text:p>
        </text:list-item>
        <text:list-item>
          <text:p text:style-name="_5f_code">Print Str(cnt) </text:p>
        </text:list-item>
        <text:list-item>
          <text:p text:style-name="_5f_code">'Increment our counter </text:p>
        </text:list-item>
        <text:list-item>
          <text:p text:style-name="_5f_code">cnt += 1 </text:p>
        </text:list-item>
        <text:list-item>
          <text:p text:style-name="_5f_code"/>
        </text:list-item>
        <text:list-item>
          <text:p text:style-name="_5f_code"/>
        </text:list-item>
        <text:list-item>
          <text:p text:style-name="_5f_code">Next </text:p>
        </text:list-item>
        <text:list-item>
          <text:p text:style-name="_5f_code">'Print row headers </text:p>
        </text:list-item>
        <text:list-item>
          <text:p text:style-name="_5f_code">cnt = 2 </text:p>
        </text:list-item>
        <text:list-item>
          <text:p text:style-name="_5f_code">For i = 2 To 25</text:p>
        </text:list-item>
        <text:list-item>
          <text:p text:style-name="_5f_code"/>
        </text:list-item>
        <text:list-item>
          <text:p text:style-name="_5f_code"/>
        </text:list-item>
        <text:list-item>
          <text:p text:style-name="_5f_code"><text:s/>'Row numbers will be like col numbers </text:p>
        </text:list-item>
        <text:list-item>
          <text:p text:style-name="_5f_code">If cnt = 10 Then</text:p>
        </text:list-item>
        <text:list-item>
          <text:p text:style-name="_5f_code"/>
        </text:list-item>
        <text:list-item>
          <text:p text:style-name="_5f_code"/>
        </text:list-item>
        <text:list-item>
          <text:p text:style-name="_5f_code"><text:s/>cnt = 0 </text:p>
        </text:list-item>
        <text:list-item>
          <text:p text:style-name="_5f_code"><text:soft-page-break/>End If </text:p>
        </text:list-item>
        <text:list-item>
          <text:p text:style-name="_5f_code">Locate i, 1 </text:p>
        </text:list-item>
        <text:list-item>
          <text:p text:style-name="_5f_code">'Convert to string so we don't get leading space </text:p>
        </text:list-item>
        <text:list-item>
          <text:p text:style-name="_5f_code">'We need the semicolon </text:p>
        </text:list-item>
        <text:list-item>
          <text:p text:style-name="_5f_code">so a line feed isn't printed </text:p>
        </text:list-item>
        <text:list-item>
          <text:p text:style-name="_5f_code">'on line 25 which would scroll screen. </text:p>
        </text:list-item>
        <text:list-item>
          <text:p text:style-name="_5f_code">Print Str(cnt); </text:p>
        </text:list-item>
        <text:list-item>
          <text:p text:style-name="_5f_code">'Increment our counter </text:p>
        </text:list-item>
        <text:list-item>
          <text:p text:style-name="_5f_code">cnt += 1 </text:p>
        </text:list-item>
        <text:list-item>
          <text:p text:style-name="_5f_code"/>
        </text:list-item>
        <text:list-item>
          <text:p text:style-name="_5f_code"/>
        </text:list-item>
        <text:list-item>
          <text:p text:style-name="_5f_code">Next </text:p>
        </text:list-item>
        <text:list-item>
          <text:p text:style-name="_5f_code"/>
        </text:list-item>
        <text:list-item>
          <text:p text:style-name="_5f_code"/>
        </text:list-item>
        <text:list-item>
          <text:p text:style-name="_5f_code">'Print out string on saved location </text:p>
        </text:list-item>
        <text:list-item>
          <text:p text:style-name="_5f_code">Locate Hiword(myInt), Loword(myInt) </text:p>
        </text:list-item>
        <text:list-item>
          <text:p text:style-name="_5f_code">Print "We stored the screen location in a single uinteger!" </text:p>
        </text:list-item>
        <text:list-item>
          <text:p text:style-name="_5f_code"/>
        </text:list-item>
        <text:list-item>
          <text:p text:style-name="_5f_code"/>
        </text:list-item>
        <text:list-item>
          <text:p text:style-name="_5f_code">45 </text:p>
        </text:list-item>
        <text:list-item>
          <text:p text:style-name="P2">Sleep </text:p>
        </text:list-item>
        <text:list-item>
          <text:p text:style-name="P2">End </text:p>
          <text:p text:style-name="_5f_code"/>
        </text:list-item>
      </text:list>
      <text:p text:style-name="P1">47 </text:p>
      <text:p text:style-name="P1">48 </text:p>
      <text:p text:style-name="P1"/>
      <text:p text:style-name="P1"/>
      <text:p text:style-name="P1">Listing 3.5: makdword.bas </text:p>
      <text:p text:style-name="P1"/>
      <text:p text:style-name="P1"><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1">In line 8, the variable myInt is initialized with the macro previously defined. The macro stores the screen locations, row 5 and column 5 in the high and low word of the integervariable. </text:p>
      <text:p text:style-name="P1"/>
      <text:p text:style-name="P1">In line 11 the Width statement is used to set the console screen to 80 columns and </text:p>
      <text:p text:style-name="P1">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1"/>
      <text:p text:style-name="P1">In line 36 the Str function is used to convert the numeric value of cnt to a string so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1"/>
      <text:p text:style-name="P1">In line 42 the two functions Hiword and Loword are used to retrieve the high and low bytes of the integer variable, which contain the row and column respectively. Line 45and 46 wait for a key press and end the program in the usual fashion. </text:p>
      <text:p text:style-name="P1"/>
      <text:p text:style-name="P1">The macro is defined in line 2 takes two parameters, x and y. The compiler wills ubstitute MAKDWORD(x,y) with (cint(x) shl 16 or cint(y)) replacing x with the first </text:p>
      <text:p text:style-name="P1">number and y with the second number. Cint is used within the macro so that no matter </text:p>
      <text:p text:style-name="P1">what values are passed through x and y, the macro will always be working with integers.</text:p>
      <text:p text:style-name="P1"><text:soft-page-break/>The operators or and shl will be discussed later in the book. </text:p>
      <text:p text:style-name="P1"/>
      <text:p text:style-name="P1">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1"/>
      <text:p text:style-name="P1">Running the program will produce the following output. </text:p>
      <text:p text:style-name="P1"/>
      <text:p text:style-name="P1">12345678901234567890123456789012345678901234567890123456789012345678901234567890 </text:p>
      <text:p text:style-name="P1">2 </text:p>
      <text:p text:style-name="P1">3 </text:p>
      <text:p text:style-name="P1">4 </text:p>
      <text:p text:style-name="P1">5 We stored the screen location in a single uinteger! </text:p>
      <text:p text:style-name="P1">6</text:p>
      <text:p text:style-name="P1">Output 3.5: makdword.bas </text:p>
      <text:p text:style-name="P1"/>
      <text:p text:style-name="P1">#Define is fully explored in the chapter on symbolic constants later in the book. </text:p>
      <text:p text:style-name="P1"/>
      <text:p text:style-name="P1"/>
      <text:p text:style-name="P1">Decimal Rounding Functions </text:p>
      <text:p text:style-name="P1"/>
      <text:p text:style-name="P1">FreeBasic has two built-in rounding functions for use with decimal numbers. Table</text:p>
      <text:p text:style-name="P1"/>
      <text:p text:style-name="P1">4.2 lists the functions along with their explanations. </text:p>
      <text:p text:style-name="P1">Function Syntax Comment </text:p>
      <text:p text:style-name="P1">Int B = Int(expression) Returns an integer value less than or equal tothe input. </text:p>
      <text:p text:style-name="P1">Fix B = Fix(expression) Returns the integer part of the input. </text:p>
      <text:p text:style-name="P1"/>
      <text:p text:style-name="P1">Table 3.2: FreeBasic Rounding Functions </text:p>
      <text:p text:style-name="P1"/>
      <text:p text:style-name="P1">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reformatted_20_Text"/>
      <text:p text:style-name="Preformatted_20_Text"/>
      <text:list xml:id="list194822947921702" text:continue-list="list417635413" text:style-name="Numbering_20_2">
        <text:list-item text:start-value="1">
          <text:p text:style-name="_5f_code"><text:span text:style-name="comment0_5f_vb">'Create some double variables </text:span></text:p>
        </text:list-item>
        <text:list-item>
          <text:p text:style-name="_5f_code"><text:span text:style-name="keyword0_5f_vb">Dim</text:span> <text:span text:style-name="keyword0_5f_vb">As</text:span> Double myDouble1 = <text:span text:style-name="number_5f_vb">5.5</text:span>, myDouble2 = <text:span text:style-name="number_5f_vb">5.9</text:span> </text:p>
        </text:list-item>
        <text:list-item>
          <text:p text:style-name="_5f_code"><text:s/></text:p>
        </text:list-item>
        <text:list-item>
          <text:p text:style-name="_5f_code"><text:span text:style-name="comment0_5f_vb">'Show rounding on negative and positive values </text:span></text:p>
        </text:list-item>
        <text:list-item>
          <text:p text:style-name="_5f_code"><text:span text:style-name="keyword0_5f_vb">Print</text:span> <text:span text:style-name="string_5f_vb">"Doubles:"</text:span>, myDouble1, myDouble2 </text:p>
        </text:list-item>
        <text:list-item>
          <text:p text:style-name="_5f_code"><text:span text:style-name="keyword0_5f_vb">Print</text:span> <text:span text:style-name="string_5f_vb">"Int:"</text:span>, <text:span text:style-name="keyword0_5f_vb">Int</text:span><text:span text:style-name="symbol0_5f_vb">(</text:span>myDouble1<text:span text:style-name="symbol0_5f_vb">)</text:span>, <text:span text:style-name="keyword0_5f_vb">Int</text:span><text:span text:style-name="symbol0_5f_vb">(</text:span>myDouble2<text:span text:style-name="symbol0_5f_vb">)</text:span> </text:p>
        </text:list-item>
        <text:list-item>
          <text:p text:style-name="_5f_code"><text:span text:style-name="keyword0_5f_vb">Print</text:span> <text:span text:style-name="string_5f_vb">"Fix:"</text:span>, <text:span text:style-name="keyword0_5f_vb">Fix</text:span><text:span text:style-name="symbol0_5f_vb">(</text:span>myDouble1<text:span text:style-name="symbol0_5f_vb">)</text:span>, <text:span text:style-name="keyword0_5f_vb">Fix</text:span><text:span text:style-name="symbol0_5f_vb">(</text:span>myDouble2<text:span text:style-name="symbol0_5f_vb">)</text:span> </text:p>
        </text:list-item>
        <text:list-item>
          <text:p text:style-name="_5f_code"><text:span text:style-name="keyword0_5f_vb">Print</text:span> </text:p>
        </text:list-item>
        <text:list-item>
          <text:p text:style-name="_5f_code"><text:span text:style-name="comment0_5f_vb">'Try some calculation expressions </text:span></text:p>
        </text:list-item>
        <text:list-item>
          <text:p text:style-name="_5f_code">myDouble1 = <text:span text:style-name="number_5f_vb">15.78</text:span> </text:p>
        </text:list-item>
        <text:list-item>
          <text:p text:style-name="_5f_code">myDouble2 = <text:span text:style-name="number_5f_vb">22.12</text:span> </text:p>
        </text:list-item>
        <text:list-item>
          <text:p text:style-name="_5f_code"><text:span text:style-name="keyword0_5f_vb">Print</text:span> <text:span text:style-name="string_5f_vb">"Expression:"</text:span>,myDouble1;<text:span text:style-name="string_5f_vb">" +"</text:span>;myDouble2;<text:span text:style-name="string_5f_vb">" = "</text:span>; <text:span text:style-name="keyword0_5f_vb">Str</text:span><text:span text:style-name="symbol0_5f_vb">(</text:span>myDouble1 + myDouble2<text:span text:style-name="symbol0_5f_vb">)</text:span> </text:p>
        </text:list-item>
        <text:list-item>
          <text:p text:style-name="_5f_code"><text:span text:style-name="keyword0_5f_vb">Print</text:span> <text:span text:style-name="string_5f_vb">"Int:"</text:span>, <text:span text:style-name="keyword0_5f_vb">Int</text:span><text:span text:style-name="symbol0_5f_vb">(</text:span>myDouble1 + myDouble2<text:span text:style-name="symbol0_5f_vb">)</text:span> </text:p>
        </text:list-item>
        <text:list-item>
          <text:p text:style-name="_5f_code"><text:span text:style-name="keyword0_5f_vb">Print</text:span> <text:span text:style-name="string_5f_vb">"Fix:"</text:span>, <text:span text:style-name="keyword0_5f_vb">Fix</text:span><text:span text:style-name="symbol0_5f_vb">(</text:span>myDouble1 + myDouble2<text:span text:style-name="symbol0_5f_vb">)</text:span> </text:p>
        </text:list-item>
        <text:list-item>
          <text:p text:style-name="_5f_code"><text:span text:style-name="comment0_5f_vb">'Wait for keypress </text:span></text:p>
        </text:list-item>
        <text:list-item>
          <text:p text:style-name="_5f_code">Sleep </text:p>
        </text:list-item>
        <text:list-item>
          <text:p text:style-name="_5f_code"><text:span text:style-name="keyword0_5f_vb">End</text:span> </text:p>
        </text:list-item>
      </text:list>
      <text:p text:style-name="Preformatted_20_Text"><text:s/></text:p>
      <text:p text:style-name="Preformatted_20_Text"><text:soft-page-break/></text:p>
      <text:p text:style-name="Preformatted_20_Text"/>
      <text:p text:style-name="P1">Listing 3.6: intfix.bas </text:p>
      <text:p text:style-name="P1"/>
      <text:p text:style-name="P1"><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1">Lines 17 and 18 end the program in the usual way. </text:p>
      <text:p text:style-name="P1"/>
      <text:p text:style-name="P1">The result of running the program is shown in Output 4.6. </text:p>
      <text:p text:style-name="P1"/>
      <text:p text:style-name="P1">Doubles: 5.5 </text:p>
      <text:p text:style-name="P1">5.9 </text:p>
      <text:p text:style-name="P1">Int: 6 </text:p>
      <text:p text:style-name="P1">5 </text:p>
      <text:p text:style-name="P1">Fix: 5 </text:p>
      <text:p text:style-name="P1">5 </text:p>
      <text:p text:style-name="P1"/>
      <text:p text:style-name="P1"/>
      <text:p text:style-name="P1">Expression: 15.78 </text:p>
      <text:p text:style-name="P1">+ 22.12 = 6.34 </text:p>
      <text:p text:style-name="P1"/>
      <text:p text:style-name="P1"/>
      <text:p text:style-name="P1">Int: 6 </text:p>
      <text:p text:style-name="P1"/>
      <text:p text:style-name="P1"/>
      <text:p text:style-name="P1">Fix: 6 </text:p>
      <text:p text:style-name="P1"/>
      <text:p text:style-name="P1"/>
      <text:p text:style-name="P1">Output 3.6: infix.bas </text:p>
      <text:p text:style-name="P1"/>
      <text:p text:style-name="P1">Notice that in the output Int returns a –6 for the input –5.5, since 6 is less than –</text:p>
      <text:p text:style-name="P1">5.5, and 5 for 5.9 since 5 is less than 6. Fix on the other hand truncates the decimal and </text:p>
      <text:p text:style-name="P1">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1"/>
      <text:h text:style-name="P3" text:outline-level="2">A Look Ahead </text:h>
      <text:p text:style-name="P1"/>
      <text:p text:style-name="P1">In addition to the built-in conversion functions, there are a number of functions </text:p>
      <text:p text:style-name="P1">available in the C Runtime Library, which is the subject of the next chapter. </text:p>
      <text:p text:style-name="P1"/>
      <text:p text:style-name="P1"/>
      <text:h text:style-name="P3" text:outline-level="2"><text:soft-page-break/>Exercises </text:h>
      <text:p text:style-name="P1"/>
      <text:p text:style-name="P1">1) How do you stop your program from printing a carriage return at the end of a line? </text:p>
      <text:p text:style-name="P1">2) What function would you use to convert an unknown value to a Double? </text:p>
      <text:p text:style-name="P1">3) What function would you use to convert an unknown value to an Integer? </text:p>
      <text:p text:style-name="P1">4) What would be the result of the equation 5 / 2 if assigned to an Integer? </text:p>
      <text:p text:style-name="P1">5) How do the functions Int() and Fix() differ in their results?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8-03-12T19:48:21.678526829</dc:date>
    <meta:editing-duration>PT5M9S</meta:editing-duration>
    <meta:editing-cycles>3</meta:editing-cycles>
    <meta:generator>LibreOffice/6.0.2.1$Linux_X86_64 LibreOffice_project/00m0$Build-1</meta:generator>
    <meta:document-statistic meta:table-count="0" meta:image-count="0" meta:object-count="0" meta:page-count="11" meta:paragraph-count="317" meta:word-count="2962" meta:character-count="17499" meta:non-whitespace-character-count="14671"/>
    <meta:template xlink:type="simple" xlink:actuate="onRequest" xlink:title="" xlink:href="../fbeginnerm.odm" meta:date="2018-02-24T11:19:40.596235345"/>
  </office:meta>
</office:document-meta>
</file>